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5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e" style:font-size-asian="14pt" style:font-size-complex="14pt"/>
    </style:style>
    <style:style style:name="T1" style:family="text">
      <style:text-properties fo:font-variant="normal" fo:text-transform="none" fo:color="#000000" style:font-name="Lato" fo:font-size="10.5pt" fo:letter-spacing="normal" fo:font-style="normal" fo:background-color="#fffffe"/>
    </style:style>
    <style:style style:name="T2" style:family="text">
      <style:text-properties fo:font-variant="normal" fo:text-transform="none" fo:color="#000000" style:font-name="Lato" fo:font-size="10.5pt" fo:letter-spacing="normal" fo:font-style="normal" fo:font-weight="normal" fo:background-color="#fffffe"/>
    </style:style>
    <style:style style:name="T3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5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6" style:family="text">
      <style:text-properties fo:color="#0000ff"/>
    </style:style>
    <style:style style:name="T7" style:family="text">
      <style:text-properties fo:color="#09885a"/>
    </style:style>
    <style:style style:name="T8" style:family="text">
      <style:text-properties fo:color="#a31515"/>
    </style:style>
    <style:style style:name="T9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10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eeCodeCamp Intermediate <text:line-break/></text:span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1"> </text:span><text:span text:style-name="T2"><text:line-break/><text:line-break/></text:span><text:span text:style-name="T3">Pig Tail<text:line-break/></text:span><text:span text:style-name="T5">function</text:span><text:span text:style-name="T4"> translatePigLatin(str) {</text:span></text:p>
      <text:p text:style-name="P2"><text:span text:style-name="T6"><text:s text:c="2"/>var</text:span> regexVowels = /[aeiou]/;</text:p>
      <text:p text:style-name="P2"><text:span text:style-name="T6"><text:s text:c="2"/>var</text:span> regex = /^([bcdfghjklmnpqrstvwxyz])*/g;</text:p>
      <text:p text:style-name="P2"><text:span text:style-name="T6"><text:s text:c="2"/>if</text:span> (str[<text:span text:style-name="T7">0</text:span>].match(regexVowels)) {</text:p>
      <text:p text:style-name="P2"><text:span text:style-name="T6"><text:s text:c="4"/>var</text:span> beginning = str.match(regex);</text:p>
      <text:p text:style-name="P2"><text:span text:style-name="T6"><text:s text:c="4"/>var</text:span> newWord = str.replace(regex, <text:span text:style-name="T8">''</text:span>);</text:p>
      <text:p text:style-name="P2"><text:span text:style-name="T6"><text:s text:c="4"/>var</text:span> regexEnd = /$/;</text:p>
      <text:p text:style-name="P2"><text:span text:style-name="T6"><text:s text:c="4"/>var</text:span> newStr = newWord.replace(regexEnd, (beginning + <text:span text:style-name="T8">'way'</text:span>));</text:p>
      <text:p text:style-name="P2"><text:span text:style-name="T6"><text:s text:c="4"/>return</text:span> newStr;</text:p>
      <text:p text:style-name="P2"><text:s text:c="2"/>} </text:p>
      <text:p text:style-name="P2"><text:span text:style-name="T6"><text:s text:c="2"/>else</text:span> {</text:p>
      <text:p text:style-name="P2"><text:span text:style-name="T6"><text:s text:c="4"/>var</text:span> beginning = str.match(regex);</text:p>
      <text:p text:style-name="P2"><text:span text:style-name="T6"><text:s text:c="4"/>var</text:span> newWord = str.replace(regex, <text:span text:style-name="T8">''</text:span>);</text:p>
      <text:p text:style-name="P2"><text:span text:style-name="T6"><text:s text:c="4"/>var</text:span> regexEnd = /$/;</text:p>
      <text:p text:style-name="P2"><text:span text:style-name="T6"><text:s text:c="4"/>var</text:span> newStr = newWord.replace(regexEnd, (beginning + <text:span text:style-name="T8">'ay'</text:span>));</text:p>
      <text:p text:style-name="P2"><text:span text:style-name="T6"><text:s text:c="4"/>return</text:span> newStr;</text:p>
      <text:p text:style-name="P2"><text:s text:c="2"/>}</text:p>
      <text:p text:style-name="P2">}</text:p>
      <text:p text:style-name="P1"/>
      <text:p text:style-name="P2">translatePigLatin(<text:span text:style-name="T8">"consonant"</text:span>);</text:p>
      <text:p text:style-name="P2"/>
      <text:p text:style-name="P2"/>
      <text:p text:style-name="P3">Search and Replace</text:p>
      <text:p text:style-name="P2"><text:span text:style-name="T6">function</text:span> myReplace(str, before, after) {</text:p>
      <text:p text:style-name="P2"><text:span text:style-name="T6"><text:s text:c="2"/>function</text:span> firstLetterCase(before, after) {</text:p>
      <text:p text:style-name="P2"><text:span text:style-name="T6"><text:s text:c="4"/>var</text:span> befArr = before.split(<text:span text:style-name="T8">''</text:span>);</text:p>
      <text:p text:style-name="P2"><text:span text:style-name="T6"><text:s text:c="4"/>var</text:span> aftArr = after.split(<text:span text:style-name="T8">''</text:span>);</text:p>
      <text:p text:style-name="P2"><text:span text:style-name="T6"><text:s text:c="4"/>if</text:span> (befArr[<text:span text:style-name="T7">0</text:span>] == befArr[<text:span text:style-name="T7">0</text:span>].toUpperCase()) {</text:p>
      <text:p text:style-name="P2"><text:span text:style-name="T6"><text:s text:c="6"/>var</text:span> upper = aftArr[<text:span text:style-name="T7">0</text:span>].toUpperCase();</text:p>
      <text:p text:style-name="P2"><text:span text:style-name="T6"><text:s text:c="6"/></text:span>aftArr.splice(<text:span text:style-name="T7">0</text:span>,<text:span text:style-name="T7">1</text:span>, upper).join(<text:span text:style-name="T8">','</text:span>); </text:p>
      <text:p text:style-name="P2"><text:span text:style-name="T6"><text:s text:c="4"/></text:span>} </text:p>
      <text:p text:style-name="P2"><text:span text:style-name="T6"><text:s text:c="4"/>else</text:span> <text:span text:style-name="T6">if</text:span> (befArr[<text:span text:style-name="T7">0</text:span>] == befArr[<text:span text:style-name="T7">0</text:span>].toLowerCase()) {</text:p>
      <text:p text:style-name="P2"><text:span text:style-name="T6"><text:s text:c="6"/>var</text:span> lower = aftArr[<text:span text:style-name="T7">0</text:span>].toLowerCase(); </text:p>
      <text:p text:style-name="P2"><text:span text:style-name="T6"><text:s text:c="6"/></text:span>aftArr.splice(<text:span text:style-name="T7">0</text:span>,<text:span text:style-name="T7">1</text:span>, lower).join(<text:span text:style-name="T8">','</text:span>);</text:p>
      <text:p text:style-name="P2"><text:span text:style-name="T6"><text:s text:c="4"/></text:span>}</text:p>
      <text:p text:style-name="P2"><text:span text:style-name="T6"><text:s text:c="4"/>return</text:span> aftArr.join(<text:span text:style-name="T8">''</text:span>);</text:p>
      <text:p text:style-name="P2"><text:s text:c="2"/>} </text:p>
      <text:p text:style-name="P1"/>
      <text:p text:style-name="P2"><text:span text:style-name="T6"><text:s text:c="2"/>var</text:span> arr = str.split(<text:span text:style-name="T8">' '</text:span>);</text:p>
      <text:p text:style-name="P2"><text:span text:style-name="T6"><text:s text:c="2"/>var</text:span> index = arr.indexOf(before);</text:p>
      <text:p text:style-name="P2"><text:s text:c="2"/>arr.splice(index, <text:span text:style-name="T7">1</text:span>, firstLetterCase(before, after));</text:p>
      <text:p text:style-name="P2"><text:span text:style-name="T6"><text:s text:c="2"/>var</text:span> newStr = arr.join(<text:span text:style-name="T8">' '</text:span>);</text:p>
      <text:p text:style-name="P2"><text:soft-page-break/><text:span text:style-name="T6"><text:s text:c="2"/>return</text:span> newStr;</text:p>
      <text:p text:style-name="P2">}</text:p>
      <text:p text:style-name="P1"/>
      <text:p text:style-name="P2">myReplace(<text:span text:style-name="T8">"A quick brown fox jumped over the lazy dog"</text:span>, <text:span text:style-name="T8">"jumped"</text:span>, <text:span text:style-name="T8">"leaped"</text:span>);</text:p>
      <text:p text:style-name="P2"/>
      <text:p text:style-name="P2"/>
      <text:p text:style-name="P2"/>
      <text:p text:style-name="P1"><text:span text:style-name="T9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10">https://learn.freecodecamp.org/javascript-algorithms-and-data-structures/intermediate-algorithm-scripting/dna-pairing</text:span></text:a><text:span text:style-name="T10"> </text:span></text:p>
      <text:p text:style-name="P2"><text:span text:style-name="T6">function</text:span> pairElement(str) {</text:p>
      <text:p text:style-name="P2"><text:span text:style-name="T6"><text:s text:c="2"/>var</text:span> result = [];</text:p>
      <text:p text:style-name="P2"><text:span text:style-name="T6"><text:s text:c="2"/>let</text:span> arr = str.split(<text:span text:style-name="T8">''</text:span>);</text:p>
      <text:p text:style-name="P2"><text:span text:style-name="T6"><text:line-break/> <text:s/>for</text:span> (<text:span text:style-name="T6">var</text:span> i = <text:span text:style-name="T7">0</text:span>; i &lt; arr.length; i++) {</text:p>
      <text:p text:style-name="P2"><text:s text:c="4"/>result.push(arr.slice(i, i + <text:span text:style-name="T7">1</text:span>));</text:p>
      <text:p text:style-name="P1"/>
      <text:p text:style-name="P2"><text:span text:style-name="T6"><text:s text:c="4"/>if</text:span> (result[i][<text:span text:style-name="T7">0</text:span>] == <text:span text:style-name="T8">'A'</text:span>) {</text:p>
      <text:p text:style-name="P2"><text:tab/>result[i].push(<text:span text:style-name="T8">'T'</text:span>);</text:p>
      <text:p text:style-name="P2"><text:s text:c="4"/>}</text:p>
      <text:p text:style-name="P2"><text:span text:style-name="T6"><text:s text:c="4"/>if</text:span> (result[i][<text:span text:style-name="T7">0</text:span>] == <text:span text:style-name="T8">'T'</text:span>) {</text:p>
      <text:p text:style-name="P2"><text:tab/>result[i].push(<text:span text:style-name="T8">'A'</text:span>);</text:p>
      <text:p text:style-name="P2"><text:s text:c="4"/>}</text:p>
      <text:p text:style-name="P2"><text:span text:style-name="T6"><text:s text:c="4"/>if</text:span> (result[i][<text:span text:style-name="T7">0</text:span>] == <text:span text:style-name="T8">'C'</text:span>) {</text:p>
      <text:p text:style-name="P2"><text:tab/>result[i].push(<text:span text:style-name="T8">'G'</text:span>);</text:p>
      <text:p text:style-name="P2"><text:s text:c="4"/>}</text:p>
      <text:p text:style-name="P2"><text:span text:style-name="T6"><text:s text:c="4"/>if</text:span> (result[i][<text:span text:style-name="T7">0</text:span>] == <text:span text:style-name="T8">'G'</text:span>) {</text:p>
      <text:p text:style-name="P2"><text:tab/>result[i].push(<text:span text:style-name="T8">'C'</text:span>);</text:p>
      <text:p text:style-name="P2"><text:s text:c="4"/>}</text:p>
      <text:p text:style-name="P2"><text:s text:c="2"/>}</text:p>
      <text:p text:style-name="P2"><text:span text:style-name="T6"><text:s text:c="2"/>return</text:span> result;</text:p>
      <text:p text:style-name="P2">}</text:p>
      <text:p text:style-name="P1"/>
      <text:p text:style-name="P2">pairElement(<text:span text:style-name="T8">"GCG"</text:span>);</text:p>
      <text:p text:style-name="P2"/>
      <text:p text:style-name="P2"/>
      <text:p text:style-name="P3">Sorted Union</text:p>
      <text:p text:style-name="P3">// NOT FINISHED YET</text:p>
      <text:p text:style-name="P2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2">function uniteUnique(arr) { <text:line-break/> <text:s/>var args = Array.from(arguments);<text:line-break/> <text:s/>var result = args[0].concat(args[1]).concat(args[2]);<text:line-break/> <text:s/>var final = result.filter((value, index, result) =&gt; result.indexOf(value) == index);<text:line-break/> <text:s/>return final;<text:line-break/>}<text:line-break/><text:soft-page-break/><text:line-break/>uniteUnique([1, 3, 2], [5, 2, 1, 4], [2, 1])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7-21T10:59:43.48</dc:date>
    <dc:creator>Mike Dietz</dc:creator>
    <meta:editing-duration>PT41M53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3" meta:paragraph-count="67" meta:word-count="249" meta:character-count="2370"/>
  </office:meta>
</office:document-meta>
</file>